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text-properties officeooo:rsid="0014a4b4" officeooo:paragraph-rsid="0014a4b4"/>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text-properties officeooo:rsid="00159bf7" officeooo:paragraph-rsid="00159bf7"/>
    </style:style>
    <style:style style:name="P5" style:family="paragraph" style:parent-style-name="Text_20_body">
      <style:paragraph-properties fo:text-align="start" style:justify-single-word="false"/>
      <style:text-properties fo:font-weight="bold" officeooo:rsid="001774d4" officeooo:paragraph-rsid="001774d4" style:font-weight-asian="bold" style:font-weight-complex="bold"/>
    </style:style>
    <style:style style:name="P6" style:family="paragraph" style:parent-style-name="Text_20_body">
      <style:paragraph-properties fo:text-align="start" style:justify-single-word="false"/>
      <style:text-properties fo:font-weight="bold" officeooo:rsid="0018a1fd" officeooo:paragraph-rsid="0018a1fd" style:font-weight-asian="bold" style:font-weight-complex="bold"/>
    </style:style>
    <style:style style:name="T1" style:family="text">
      <style:text-properties fo:font-weight="bold" style:font-weight-asian="bold" style:font-weight-complex="bold"/>
    </style:style>
    <style:style style:name="T2" style:family="text">
      <style:text-properties officeooo:rsid="001774d4"/>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uno: Sandro Matheus Ramos<text:tab/><text:tab/><text:tab/><text:tab/><text:tab/><text:tab/><text:tab/> <text:s/>Data: 04/08/2022</text:p>
      <text:p text:style-name="P2"/>
      <text:h text:style-name="P1" text:outline-level="1">Aplicações de Inteligência Artificial</text:h>
      <text:p text:style-name="P3"/>
      <text:p text:style-name="P4"><text:span text:style-name="T1">Financeiro</text:span>: Instituições financeiras e de cobrança vem utilizando algoritmos avançados para a detecção de fraudes, analisando os dados trafegados a fim de validalos, buscar erros nas informações, mineral-las para segmentar em grupos, dando poder a estas instituições de se tornarem capazes de prever “candidatos” a fraude com base em situações previas <text:span text:style-name="T2">já mapeadas e também simular fraudes que nunca tenham ocorrido mas que tenha uma probabilidade de ocorrer.</text:span></text:p>
      <text:p text:style-name="P5">Varejo: <text:span text:style-name="T3">No Brasil as grandes marcas já estão aderindo as novas tecnologias e aplicando I.A em estruturas de recomendação de produtos mais personalizados para cada perfil de cliente, outras aplicações dentro do próprio varejo ainda podem ser vistas na otimização dos CD’s(Centro de Distribuições), algoritmos auxiliando a otimizar a logística a fim de entregar o produto para o cliente no menor tempo possível, planejamento de estoque com algoritmos que auxiliam na análise preditiva a fim de realizar compras mais assertivas, afinal estoque parado é despesa, e por fim a utilização de chatbots avançados que utilizam linguagem natural para realizar uma conversa fluída com o cliente e solucionar diversos problemas comuns ou até mesmo realizar uma venda.</text:span></text:p>
      <text:p text:style-name="P6">Transportes: <text:span text:style-name="T3">A muito tempo já é falado da Tesla e seus carros autônomos,</text:span></text:p>
      <text:p text:style-name="P5"><text:span text:style-name="T3"/></text:p>
      <text:p text:style-name="P5"><text:span text:style-name="T3"><text:s text:c="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4T21:00:41.046018172</meta:creation-date>
    <dc:date>2022-08-04T22:10:29.837729176</dc:date>
    <meta:editing-duration>PT35M17S</meta:editing-duration>
    <meta:editing-cycles>2</meta:editing-cycles>
    <meta:generator>LibreOffice/7.3.5.2$Linux_X86_64 LibreOffice_project/392c644e8a6d1ea0765aa2d613a91bcef808d6ea</meta:generator>
    <meta:document-statistic meta:table-count="0" meta:image-count="0" meta:object-count="0" meta:page-count="1" meta:paragraph-count="6" meta:word-count="207" meta:character-count="1376" meta:non-whitespace-character-count="1163"/>
  </office:meta>
</office:document-meta>
</file>